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rk Joeren R. Usi</text:span></text:p>
      <text:p text:style-name="P1"><text:span text:style-name="T2"/></text:p>
      <text:p text:style-name="P1"><text:span text:style-name="T3">1.)<text:s text:c="2"/>Select the employee in department 30</text:span></text:p>
      <text:p text:style-name="P1"><text:span text:style-name="T3">select *</text:span></text:p>
      <text:p text:style-name="P1"><text:span text:style-name="T3">from employees </text:span></text:p>
      <text:p text:style-name="P1"><text:span text:style-name="T3">where department_id = 30</text:span></text:p>
      <text:p text:style-name="P1"><text:span text:style-name="T3">=============================================================================</text:span></text:p>
      <text:p text:style-name="P1"><text:span text:style-name="T3">2) List the names, numbers and department of all clerks.</text:span></text:p>
      <text:p text:style-name="P1"><text:span text:style-name="T3">select </text:span></text:p>
      <text:p text:style-name="P1"><text:span text:style-name="T3">first_name,</text:span></text:p>
      <text:p text:style-name="P1"><text:span text:style-name="T3">last_name,</text:span></text:p>
      <text:p text:style-name="P1"><text:span text:style-name="T3">phone_number,</text:span></text:p>
      <text:p text:style-name="P1"><text:span text:style-name="T3">job_id</text:span></text:p>
      <text:p text:style-name="P1"><text:span text:style-name="T3">from employees </text:span></text:p>
      <text:p text:style-name="P1"><text:span text:style-name="T3">where job_id like '%CLERK'</text:span></text:p>
      <text:p text:style-name="P1"><text:span text:style-name="T3">==============================================================================</text:span></text:p>
      <text:p text:style-name="P1"><text:span text:style-name="T3">3) Find the depart numbers and the name of employee of all dept with Deptno greater or equal to 20.</text:span></text:p>
      <text:p text:style-name="P1"><text:span text:style-name="T3">select </text:span></text:p>
      <text:p text:style-name="P1"><text:span text:style-name="T3">first_name,</text:span></text:p>
      <text:p text:style-name="P1"><text:span text:style-name="T3">last_name,</text:span></text:p>
      <text:p text:style-name="P1"><text:span text:style-name="T3">department_id</text:span></text:p>
      <text:p text:style-name="P1"><text:span text:style-name="T3">from employees </text:span></text:p>
      <text:p text:style-name="P1"><text:span text:style-name="T3">where department_id &gt;= 20</text:span></text:p>
      <text:p text:style-name="P1"><text:span text:style-name="T3">==============================================================================</text:span></text:p>
      <text:p text:style-name="P1"><text:span text:style-name="T3">4) Find the employees whose commission is greater than their salary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 </text:span></text:p>
      <text:p text:style-name="P1"><text:span text:style-name="T3">where commission_pct &gt;= 0.1</text:span></text:p>
      <text:p text:style-name="P1"><text:span text:style-name="T3">==============================================================================</text:span></text:p>
      <text:p text:style-name="P1"><text:span text:style-name="T3">5) Find the employees whose commission is greater than 60 percent of their salary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commission_pct*salary &gt;= (salary*0.6)</text:span></text:p>
      <text:p text:style-name="P1"><text:span text:style-name="T3">==============================================================================</text:span></text:p>
      <text:p text:style-name="P1"><text:span text:style-name="T3">6) Find the employee whose commission is greater than 50 percent of their salary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commission_pct*salary &gt;= (salary*0.5)</text:span></text:p>
      <text:p text:style-name="P1"><text:span text:style-name="T3">==============================================================================</text:span></text:p>
      <text:p text:style-name="P1"><text:span text:style-name="T3">7) List the name, job and salary of all employees in dept 20 who earn more than 2000.</text:span></text:p>
      <text:p text:style-name="P1"><text:span text:style-name="T3">SELECT </text:span></text:p>
      <text:p text:style-name="P1"><text:span text:style-name="T3">first_name,</text:span></text:p>
      <text:p text:style-name="P1"><text:span text:style-name="T3">last_name,</text:span></text:p>
      <text:p text:style-name="P1"><text:span text:style-name="T3">salary,</text:span></text:p>
      <text:p text:style-name="P1"><text:span text:style-name="T3">FROM employees</text:span></text:p>
      <text:p text:style-name="P1"><text:span text:style-name="T3">where department_id = 20 and salary &gt; 2000</text:span></text:p>
      <text:p text:style-name="P1"><text:span text:style-name="T3">==============================================================================</text:span></text:p>
      <text:p text:style-name="P1"><text:span text:style-name="T3">8) Find all salesmen in dept 30 whose salary is greater than or equal to Rs. 150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like'%SA_REP' and department_id = 30 and salary &gt;= 1500</text:span></text:p>
      <text:p text:style-name="P1"><text:span text:style-name="T3">=============================================================================</text:span></text:p>
      <text:p text:style-name="P1"><text:span text:style-name="T3">9) Find all the employees whose job is either a president or manager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= 'AD_PRES'or job_id like '%MAN'</text:span></text:p>
      <text:p text:style-name="P1"><text:span text:style-name="T3">==============================================================================</text:span></text:p>
      <text:p text:style-name="P1"><text:span text:style-name="T3">10) Find all managers who are not in dept 3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like '%MAN' and department_id != 30</text:span></text:p>
      <text:p text:style-name="P1"><text:span text:style-name="T3">=============================================================================</text:span></text:p>
      <text:p text:style-name="P1"><text:span text:style-name="T3">11) Find the details of all managers and clerks in dept 1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like '%MAN' and job_id like '%CLERK' and department_id = 10</text:span></text:p>
      <text:p text:style-name="P1"><text:span text:style-name="T3">=============================================================================</text:span></text:p>
      <text:p text:style-name="P1"><text:span text:style-name="T3">12) Find the details of all manager (in any dept) and all clerks in dept 10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like '%MAN' or job_id like '%CLERK' and department_id = 10</text:span></text:p>
      <text:p text:style-name="P1"><text:span text:style-name="T3">=========================================================================</text:span></text:p>
      <text:p text:style-name="P1"><text:span text:style-name="T3">13) Find the details of all managers in dept 10 and all clerks in dept 2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<text:s text:c="2"/>like<text:s text:c="2"/>'%MAN' and department_id = 10 or job_id like '%CLERK' and department_id = 20</text:span></text:p>
      <text:p text:style-name="P1"><text:span text:style-name="T3">============================================================================</text:span></text:p>
      <text:p text:style-name="P1"><text:span text:style-name="T3">14) Find the details of all the manager in dept 10, all clerk in dept 20<text:s text:c="2"/>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<text:s text:c="2"/>like<text:s text:c="2"/>'%MAN' and department_id = 10 or job_id like '%CLERK' and department_id = 20</text:span></text:p>
      <text:p text:style-name="P1"><text:span text:style-name="T3">============================================================================</text:span></text:p>
      <text:p text:style-name="P1"><text:span text:style-name="T3">15) And all employees who are neither clerks nor manager but whose salary is greater than or equal to Rs. 200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not like '%MAN'<text:s text:c="2"/>and job_id not like '%CLERK'<text:s text:c="2"/>and salary &gt; 2000</text:span></text:p>
      <text:p text:style-name="P1"><text:span text:style-name="T3">==============================================================================</text:span></text:p>
      <text:p text:style-name="P1"><text:span text:style-name="T3">16) Find the names of everyone in deptno 20 who is neither a clerk nor a Manager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not like '%CLERK' and job_id not like '%MAN' and department_id = 20</text:span></text:p>
      <text:p text:style-name="P1"><text:span text:style-name="T3">==============================================================================</text:span></text:p>
      <text:p text:style-name="P1"><text:span text:style-name="T3">17) Find the employees who earns between Rs. 1200 and Rs.140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salary between 1200 and 1400 </text:span></text:p>
      <text:p text:style-name="P1"><text:span text:style-name="T3">============================================================================</text:span></text:p>
      <text:p text:style-name="P1"><text:span text:style-name="T3">18) Find the employees who are clerks, analysts or salesman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like '%CLERK' or job_id like '%ANALYST' or job_id like 'SA%'</text:span></text:p>
      <text:p text:style-name="P1"><text:span text:style-name="T3">=============================================================================</text:span></text:p>
      <text:p text:style-name="P1"><text:span text:style-name="T3">19) Find the employees who are not clerks, analyst or salesman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job_id not like '%CLERK' and job_id not like '%ANALYST' and job_id not like 'SA%'</text:span></text:p>
      <text:p text:style-name="P1"><text:span text:style-name="T3">============================================================================</text:span></text:p>
      <text:p text:style-name="P1"><text:span text:style-name="T3">20) Find the employees who do not receive a commission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commission_pct is null</text:span></text:p>
      <text:p text:style-name="P1"><text:span text:style-name="T3">============================================================================</text:span></text:p>
      <text:p text:style-name="P1"><text:span text:style-name="T3">21) Find the employee whose commission is Rs. 0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commission_pct is null</text:span></text:p>
      <text:p text:style-name="P1"><text:span text:style-name="T3">============================================================================</text:span></text:p>
      <text:p text:style-name="P1"><text:span text:style-name="T3">22) Find the different jobs of the employees receiving commission.</text:span></text:p>
      <text:p text:style-name="P1"><text:span text:style-name="T3">SELECT </text:span></text:p>
      <text:p text:style-name="P1"><text:span text:style-name="T3">*</text:span></text:p>
      <text:p text:style-name="P1"><text:span text:style-name="T3">FROM employees</text:span></text:p>
      <text:p text:style-name="P1"><text:span text:style-name="T3">where commission_pct is not null</text:span></text:p>
      <text:p text:style-name="P1"><text:span text:style-name="T3">=============================================================================</text:span></text:p>
      <text:p text:style-name="P1"><text:span text:style-name="T3">23) Find all employees who do not receive a commission or whose Commission is less than 0.1 .</text:span></text:p>
      <text:p text:style-name="P1"><text:span text:style-name="T3"><text:s/>If all employees not receiving commission are entailed to Rs. 250, Show the net earnings of all </text:span></text:p>
      <text:p text:style-name="P1"><text:span text:style-name="T3">SELECT </text:span></text:p>
      <text:p text:style-name="P1"><text:span text:style-name="T3">(first_name || ' ' || last_name) as Full_Name,</text:span></text:p>
      <text:p text:style-name="P1"><text:span text:style-name="T3">(salary+250) as Net_earning </text:span></text:p>
      <text:p text:style-name="P1"><text:span text:style-name="T3">FROM employees</text:span></text:p>
      <text:p text:style-name="P1"><text:span text:style-name="T3">where commission_pct is null or commission_pct &lt; 0.1</text:span></text:p>
      <text:p text:style-name="P1"><text:span text:style-name="T3">==============================================================================</text:span></text:p>
      <text:p text:style-name="P1"><text:span text:style-name="T3">24) Find all employees whose total earnings are greater than Rs. 2000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(nvl(commission_pct,0)*salary)+salary &gt;2000</text:span></text:p>
      <text:p text:style-name="P1"><text:span text:style-name="T3">==============================================================================</text:span></text:p>
      <text:p text:style-name="P1"><text:span text:style-name="T3">25) Find all employees whose names begin with m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first_name like 'M%'</text:span></text:p>
      <text:p text:style-name="P1"><text:span text:style-name="T3">==============================================================================</text:span></text:p>
      <text:p text:style-name="P1"><text:span text:style-name="T3">26) Find all employees whose names end with m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last_name like '%m'</text:span></text:p>
      <text:p text:style-name="P1"><text:span text:style-name="T3">============================================================================</text:span></text:p>
      <text:p text:style-name="P1"><text:span text:style-name="T3">27) Find all employees whose names contain the letter m in any case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LOWER (first_name)</text:span></text:p>
      <text:p text:style-name="P1"><text:span text:style-name="T3">LIKE '%m%'</text:span></text:p>
      <text:p text:style-name="P1"><text:span text:style-name="T3">==========================================================================</text:span></text:p>
      <text:p text:style-name="P1"><text:span text:style-name="T3">28) Find the employees whose names are 5 characters long and end with n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first_name</text:span></text:p>
      <text:p text:style-name="P1"><text:span text:style-name="T3">LIKE '_____n%'</text:span></text:p>
      <text:p text:style-name="P1"><text:span text:style-name="T3">==========================================================================</text:span></text:p>
      <text:p text:style-name="P1"><text:span text:style-name="T3">29) Find the employees who have the letter r as the third letter in their name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first_name</text:span></text:p>
      <text:p text:style-name="P1"><text:span text:style-name="T3">LIKE '___r%'</text:span></text:p>
      <text:p text:style-name="P1"><text:span text:style-name="T3">=========================================================================</text:span></text:p>
      <text:p text:style-name="P1"><text:span text:style-name="T3">30) Find all employees hired in month of February (of any year)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hire_date</text:span></text:p>
      <text:p text:style-name="P1"><text:span text:style-name="T3">LIKE '%FEB%'</text:span></text:p>
      <text:p text:style-name="P1"><text:span text:style-name="T3">==========================================================================</text:span></text:p>
      <text:p text:style-name="P1"><text:span text:style-name="T3">31) Find all employees who were hired on the last day of the month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hire_date = last_day(hire_date) </text:span></text:p>
      <text:p text:style-name="P1"><text:span text:style-name="T3">===========================================================================</text:span></text:p>
      <text:p text:style-name="P1"><text:span text:style-name="T3">32) Find the employees who were hired more than 12 years ago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EXTRACT(YEAR FROM hire_date) &lt; EXTRACT(YEAR FROM add_months(SYSDATE,144));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EXTRACT(YEAR FROM hire_date )&lt; EXTRACT(YEAR FROM add_months(TRUNC(SYSDATE),-12*12))</text:span></text:p>
      <text:p text:style-name="P1"><text:span text:style-name="T3">=========================================================================</text:span></text:p>
      <text:p text:style-name="P1"><text:span text:style-name="T3">33) Find the managers hired in the year 1981. 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WHERE employee_id</text:span></text:p>
      <text:p text:style-name="P1"><text:span text:style-name="T3">IN ( selectunique manager_id from employees)</text:span></text:p>
      <text:p text:style-name="P1"><text:span text:style-name="T3">AND to_char(hire_date,'YYYY')=1981;</text:span></text:p>
      <text:p text:style-name="P1"><text:span text:style-name="T3">SELECT last_name, employee_id, hire_date</text:span></text:p>
      <text:p text:style-name="P1"><text:span text:style-name="T3">FROM employees</text:span></text:p>
      <text:p text:style-name="P1"><text:span text:style-name="T3">WHERE EXTRACT(YEAR FROM TO_DATE(hire_date, 'DD-MON-RR')) &gt; 1998 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JOIN jobs</text:span></text:p>
      <text:p text:style-name="P1"><text:span text:style-name="T3">USING (job_id)</text:span></text:p>
      <text:p text:style-name="P1"><text:span text:style-name="T3">WHERE (LOWER(jobs.job_title) LIKE '%manager')</text:span></text:p>
      <text:p text:style-name="P1"><text:span text:style-name="T3">AND (EXTRACT(YEAR FROM TO_DATE(hire_date, 'DD-MON-RR')) = 1981)</text:span></text:p>
      <text:p text:style-name="P1"><text:span text:style-name="T3">========================================================================</text:span></text:p>
      <text:p text:style-name="P1"><text:span text:style-name="T3">34) Display the names and the jobs of all employees, separated by a','.</text:span></text:p>
      <text:p text:style-name="P1"><text:span text:style-name="T3">SELECT first_name || ' ' || last_name || ', ' || job_id </text:span></text:p>
      <text:p text:style-name="P1"><text:span text:style-name="T3">as Employees_and_jobs</text:span></text:p>
      <text:p text:style-name="P1"><text:span text:style-name="T3">FROM employees;</text:span></text:p>
      <text:p text:style-name="P1"><text:span text:style-name="T3">=========================================================================</text:span></text:p>
      <text:p text:style-name="P1"><text:span text:style-name="T3">35) Display the names of all employees with the initial letter only in capitals.</text:span></text:p>
      <text:p text:style-name="P1"><text:span text:style-name="T3">SELECT initcap(first_name||' '||last_name) as Full_Name</text:span></text:p>
      <text:p text:style-name="P1"><text:span text:style-name="T3">FROM employees; </text:span></text:p>
      <text:p text:style-name="P1"><text:span text:style-name="T3">=========================================================================</text:span></text:p>
      <text:p text:style-name="P1"><text:span text:style-name="T3">36) Display the length of the name of all employees.</text:span></text:p>
      <text:p text:style-name="P1"><text:span text:style-name="T3">SELECT first_name, last_name, LENGTH(first_name)+LENGTH(last_name) </text:span></text:p>
      <text:p text:style-name="P1"><text:span text:style-name="T3">as Length_of_the_Names</text:span></text:p>
      <text:p text:style-name="P1"><text:span text:style-name="T3">FROM employees</text:span></text:p>
      <text:p text:style-name="P1"><text:span text:style-name="T3">=============================================================================</text:span></text:p>
      <text:p text:style-name="P1"><text:span text:style-name="T3">37) Show the first three characters of the names of all employees.</text:span></text:p>
      <text:p text:style-name="P1"><text:span text:style-name="T3">SELECT SUBSTR (first_name,1,3) as First_three_of_the_Names</text:span></text:p>
      <text:p text:style-name="P1"><text:span text:style-name="T3">FROM employees</text:span></text:p>
      <text:p text:style-name="P1"><text:span text:style-name="T3">==============================================================================</text:span></text:p>
      <text:p text:style-name="P1"><text:span text:style-name="T3">38) Show the last three characters of the names of all employees.</text:span></text:p>
      <text:p text:style-name="P1"><text:span text:style-name="T3">SELECT REVERSE(SUBSTR(REVERSE(first_name),1,3)) as last_three_of_the_names</text:span></text:p>
      <text:p text:style-name="P1"><text:span text:style-name="T3">FROM employees</text:span></text:p>
      <text:p text:style-name="P1"><text:span text:style-name="T3">==============================================================================</text:span></text:p>
      <text:p text:style-name="P1"><text:span text:style-name="T3">39) Display the names of all employees with any 'a'.</text:span></text:p>
      <text:p text:style-name="P1"><text:span text:style-name="T3">SELECT first_name</text:span></text:p>
      <text:p text:style-name="P1"><text:span text:style-name="T3">FROM employees</text:span></text:p>
      <text:p text:style-name="P1"><text:span text:style-name="T3">WHERE first_name</text:span></text:p>
      <text:p text:style-name="P1"><text:span text:style-name="T3">LIKE '%a%'</text:span></text:p>
      <text:p text:style-name="P1"><text:span text:style-name="T3">==========================================================================</text:span></text:p>
      <text:p text:style-name="P1"><text:span text:style-name="T3">40) Display the names of all employees and the position at which the string 'ar' occurs in the name.</text:span></text:p>
      <text:p text:style-name="P1"><text:span text:style-name="T3">SELECT first_name||' '||last_name as Full_name , INSTR (first_name||' '||last_name,'ar') as Position_of_ar</text:span></text:p>
      <text:p text:style-name="P1"><text:span text:style-name="T3">FROM employees</text:span></text:p>
      <text:p text:style-name="P1"><text:span text:style-name="T3">WHERE (first_name||' '||last_name)</text:span></text:p>
      <text:p text:style-name="P1"><text:span text:style-name="T3">LIKE '%ar' OR (first_name||' '||last_name)</text:span></text:p>
      <text:p text:style-name="P1"><text:span text:style-name="T3">LIKE 'ar%' OR (first_name||' '||last_name)</text:span></text:p>
      <text:p text:style-name="P1"><text:span text:style-name="T3">LIKE '%ar'</text:span></text:p>
      <text:p text:style-name="P1"><text:span text:style-name="T3">=============================================================================</text:span></text:p>
      <text:p text:style-name="P1"><text:span text:style-name="T3">41) Show the salary of all employees rounding it to the nearest Rs. 1000.</text:span></text:p>
      <text:p text:style-name="P1"><text:span text:style-name="T3">SELECT salary,ceil(salary/1000)*1000 as Round_salary</text:span></text:p>
      <text:p text:style-name="P1"><text:span text:style-name="T3">FROM employees</text:span></text:p>
      <text:p text:style-name="P1"><text:span text:style-name="T3">============================================================================</text:span></text:p>
      <text:p text:style-name="P1"><text:span text:style-name="T3">42) Show the salary of all employees ignoring fractions ,less than Rs.1000.</text:span></text:p>
      <text:p text:style-name="P1"><text:span text:style-name="T3">SELECT TRUNC(salary)</text:span></text:p>
      <text:p text:style-name="P1"><text:span text:style-name="T3">FROM employees</text:span></text:p>
      <text:p text:style-name="P1"><text:span text:style-name="T3">WHERE salary &lt; 1000</text:span></text:p>
      <text:p text:style-name="P1"><text:span text:style-name="T3">==========================================================================</text:span></text:p>
      <text:p text:style-name="P1"><text:span text:style-name="T3">43) Display the details of all employees, sorted on the names.</text:span></text:p>
      <text:p text:style-name="P1"><text:span text:style-name="T3">SELECT *</text:span></text:p>
      <text:p text:style-name="P1"><text:span text:style-name="T3">FROM employees</text:span></text:p>
      <text:p text:style-name="P1"><text:span text:style-name="T3">ORDER BY first_name</text:span></text:p>
      <text:p text:style-name="P1"><text:span text:style-name="T3">==========================================================================</text:span></text:p>
      <text:p text:style-name="P1"><text:span text:style-name="T3">44) Display the name of all employees, based on their tenure, with the oldest employee coming first.</text:span></text:p>
      <text:p text:style-name="P1"><text:span text:style-name="T3">SELECT first_name,last_name,hire_date</text:span></text:p>
      <text:p text:style-name="P1"><text:span text:style-name="T3">FROM employees</text:span></text:p>
      <text:p text:style-name="P1"><text:span text:style-name="T3">ORDER BY hire_date</text:span></text:p>
      <text:p text:style-name="P1"><text:span text:style-name="T3">===========================================================================</text:span></text:p>
      <text:p text:style-name="P1"><text:span text:style-name="T3">45) Display the names, job and salary of all employees sorted on jobs and Salary.</text:span></text:p>
      <text:p text:style-name="P1"><text:span text:style-name="T3">SELECT first_name,last_name,job_id,salary</text:span></text:p>
      <text:p text:style-name="P1"><text:span text:style-name="T3">FROM employees</text:span></text:p>
      <text:p text:style-name="P1"><text:span text:style-name="T3">ORDER BY salary,job_id</text:span></text:p>
      <text:p text:style-name="P1"><text:span text:style-name="T3">==========================================================================</text:span></text:p>
      <text:p text:style-name="P1"><text:span text:style-name="T3">46) Display the names, job and salary of all employees, sorted on jobs and within job, sorted on the descending order of salary.</text:span></text:p>
      <text:p text:style-name="P1"><text:span text:style-name="T3">SELECT first_name,job_id,salary</text:span></text:p>
      <text:p text:style-name="P1"><text:span text:style-name="T3">FROM employees</text:span></text:p>
      <text:p text:style-name="P1"><text:span text:style-name="T3">ORDER BY salary DESC</text:span></text:p>
      <text:p text:style-name="P1"><text:span text:style-name="T3"/></text:p>
      <text:p text:style-name="P1"><text:span text:style-name="T3">========================================================================</text:span></text:p>
      <text:p text:style-name="P1"><text:span text:style-name="T3">Additional assignment</text:span></text:p>
      <text:p text:style-name="P1"><text:span text:style-name="T3">----------------------------------------------------------------------------------------------------------------</text:span></text:p>
      <text:p text:style-name="P1"><text:span text:style-name="T3">47)<text:s text:c="2"/>Write a SQL query to find those employees who get higher salary than the employee whose ID is 163. Return first name, last name.</text:span></text:p>
      <text:p text:style-name="P1"><text:span text:style-name="T3">select employee_id,</text:span></text:p>
      <text:p text:style-name="P1"><text:span text:style-name="T3"><text:s text:c="8"/>first_name, last_name,</text:span></text:p>
      <text:p text:style-name="P1"><text:span text:style-name="T3"><text:s text:c="8"/>salary</text:span></text:p>
      <text:p text:style-name="P1"><text:span text:style-name="T3">from employees where salary &gt; (select salary from employees where employee_id = 163)</text:span></text:p>
      <text:p text:style-name="P1"><text:span text:style-name="T3">========================================================================</text:span></text:p>
      <text:p text:style-name="P1"><text:span text:style-name="T3">48) Display the name, salary, department id, job id for those employees who works in the same designation as the employee works whose id is 169.</text:span></text:p>
      <text:p text:style-name="P1"><text:span text:style-name="T3">select first_name, last_name,</text:span></text:p>
      <text:p text:style-name="P1"><text:span text:style-name="T3"><text:s text:c="8"/>salary, department_id, job_id</text:span></text:p>
      <text:p text:style-name="P1"><text:span text:style-name="T3">from employees where job_id = (select job_id from employees where employee_id = 169);</text:span></text:p>
      <text:p text:style-name="P1"><text:span text:style-name="T3">=======================================================================</text:span></text:p>
      <text:p text:style-name="P1"><text:span text:style-name="T3">49) Display the name, salary, department id for those employees who earn such amount of salary which is the smallest salary of any of the departments.</text:span></text:p>
      <text:p text:style-name="P1"><text:span text:style-name="T3">select first_name, last_name,</text:span></text:p>
      <text:p text:style-name="P1"><text:span text:style-name="T3"><text:s text:c="8"/>salary, department_id</text:span></text:p>
      <text:p text:style-name="P1"><text:span text:style-name="T3">from employees where salary in (select min(salary) from employees group by department_id)</text:span></text:p>
      <text:p text:style-name="P1"><text:span text:style-name="T3">==========================================================================</text:span></text:p>
      <text:p text:style-name="P1"><text:span text:style-name="T3">50)Display the employee id, employee name for all employees who earn more than the average salary.</text:span></text:p>
      <text:p text:style-name="P1"><text:span text:style-name="T3">select<text:s text:c="2"/>employee_id,</text:span></text:p>
      <text:p text:style-name="P1"><text:span text:style-name="T3"><text:s text:c="8"/>first_name, last_name</text:span></text:p>
      <text:p text:style-name="P1"><text:span text:style-name="T3">from employees where salary &gt; (select avg(salary) from employees)</text:span></text:p>
      <text:p text:style-name="P1"><text:span text:style-name="T3">==========================================================================</text:span></text:p>
      <text:p text:style-name="P1"><text:span text:style-name="T3">51)Display the employee name, employee id and salary of all employees who report to John.</text:span></text:p>
      <text:p text:style-name="P1"><text:span text:style-name="T3">select<text:s text:c="2"/>employee_id,</text:span></text:p>
      <text:p text:style-name="P1"><text:span text:style-name="T3"><text:s text:c="8"/>first_name, last_name, salary</text:span></text:p>
      <text:p text:style-name="P1"><text:span text:style-name="T3">from employees where manager_id = any(select manager_id from employees where first_name = 'John')</text:span></text:p>
      <text:p text:style-name="P1"><text:span text:style-name="T3"/></text:p>
      <text:p text:style-name="P1"><text:span text:style-name="T3">=========================================================================</text:span></text:p>
      <text:p text:style-name="P1"><text:span text:style-name="T3">52)SQL query to find all those employees who work in the HR department. Return department ID, name (first name), job ID and department name.</text:span></text:p>
      <text:p text:style-name="P1"><text:span text:style-name="T3">select d.department_id, e.first_name, e.job_id, d.department_name</text:span></text:p>
      <text:p text:style-name="P1"><text:span text:style-name="T3">from employees e left outer join departments d</text:span></text:p>
      <text:p text:style-name="P1"><text:span text:style-name="T3">on d.department_id = 40</text:span></text:p>
      <text:p text:style-name="P1"><text:span text:style-name="T3">===========================================================================</text:span></text:p>
      <text:p text:style-name="P1"><text:span text:style-name="T3">53) write a SQL query to find those employees whose ID matches any of the number 134, 159 and 183. Return all the fields.'</text:span></text:p>
      <text:p text:style-name="P1"><text:span text:style-name="T3">select * from employees where employee_id = any (134,159,183);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